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8.31pt" svg:height="259pt" svg:x="473.24pt" svg:y="435.23pt">
            <draw:object draw:notify-on-update-of-ranges="Sheet1.A1:Sheet1.A1 Sheet1.A2:Sheet1.A117 Sheet1.B1:Sheet1.B1 Sheet1.B2:Sheet1.B117 Sheet1.C1:Sheet1.C1 Sheet1.C2:Sheet1.C117 Sheet1.D1:Sheet1.D1 Sheet1.D2:Sheet1.D117 Sheet1.E1:Sheet1.E1 Sheet1.E2:Sheet1.E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1.37pt" svg:y="155.68pt">
            <draw:object draw:notify-on-update-of-ranges="Sheet1.H1:Sheet1.H1 Sheet1.H2:Sheet1.H11 Sheet1.I1:Sheet1.I1 Sheet1.I2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5223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52235</text:p>
          </table:table-cell>
          <table:table-cell office:value-type="float" office:value="14.880861549285" calcext:value-type="float">
            <text:p>14.880861549285</text:p>
          </table:table-cell>
          <table:table-cell office:value-type="float" office:value="16" calcext:value-type="float">
            <text:p>16</text:p>
          </table:table-cell>
          <table:table-cell office:value-type="float" office:value="0.074034" calcext:value-type="float">
            <text:p>0.074034</text:p>
          </table:table-cell>
          <table:table-cell office:value-type="float" office:value="31.5646224021912" calcext:value-type="float">
            <text:p>31.5646224021912</text:p>
          </table:table-cell>
        </table:table-row>
        <table:table-row table:style-name="ro1">
          <table:table-cell office:value-type="string" calcext:value-type="string">
            <text:p>20210406-152239</text:p>
          </table:table-cell>
          <table:table-cell office:value-type="float" office:value="81.2" calcext:value-type="float">
            <text:p>81.2</text:p>
          </table:table-cell>
          <table:table-cell office:value-type="float" office:value="0.9" calcext:value-type="float">
            <text:p>0.9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52336</text:p>
          </table:table-cell>
          <table:table-cell office:value-type="float" office:value="13.060508994417" calcext:value-type="float">
            <text:p>13.060508994417</text:p>
          </table:table-cell>
          <table:table-cell office:value-type="float" office:value="3" calcext:value-type="float">
            <text:p>3</text:p>
          </table:table-cell>
          <table:table-cell office:value-type="float" office:value="0.084348" calcext:value-type="float">
            <text:p>0.084348</text:p>
          </table:table-cell>
          <table:table-cell office:value-type="float" office:value="31.4590358734131" calcext:value-type="float">
            <text:p>31.4590358734131</text:p>
          </table:table-cell>
        </table:table-row>
        <table:table-row table:style-name="ro1">
          <table:table-cell office:value-type="string" calcext:value-type="string">
            <text:p>20210406-152244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438</text:p>
          </table:table-cell>
          <table:table-cell office:value-type="float" office:value="14.711330045577" calcext:value-type="float">
            <text:p>14.711330045577</text:p>
          </table:table-cell>
          <table:table-cell office:value-type="float" office:value="421" calcext:value-type="float">
            <text:p>421</text:p>
          </table:table-cell>
          <table:table-cell office:value-type="float" office:value="0.131704" calcext:value-type="float">
            <text:p>0.131704</text:p>
          </table:table-cell>
          <table:table-cell office:value-type="float" office:value="31.9364705085754" calcext:value-type="float">
            <text:p>31.9364705085754</text:p>
          </table:table-cell>
        </table:table-row>
        <table:table-row table:style-name="ro1">
          <table:table-cell office:value-type="string" calcext:value-type="string">
            <text:p>20210406-152250</text:p>
          </table:table-cell>
          <table:table-cell office:value-type="float" office:value="93.3" calcext:value-type="float">
            <text:p>9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540</text:p>
          </table:table-cell>
          <table:table-cell office:value-type="float" office:value="14.600799300067" calcext:value-type="float">
            <text:p>14.600799300067</text:p>
          </table:table-cell>
          <table:table-cell office:value-type="float" office:value="22" calcext:value-type="float">
            <text:p>22</text:p>
          </table:table-cell>
          <table:table-cell office:value-type="float" office:value="0.077524" calcext:value-type="float">
            <text:p>0.077524</text:p>
          </table:table-cell>
          <table:table-cell office:value-type="float" office:value="31.5787463188171" calcext:value-type="float">
            <text:p>31.5787463188171</text:p>
          </table:table-cell>
        </table:table-row>
        <table:table-row table:style-name="ro1">
          <table:table-cell office:value-type="string" calcext:value-type="string">
            <text:p>20210406-152255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642</text:p>
          </table:table-cell>
          <table:table-cell office:value-type="float" office:value="14.711687552888" calcext:value-type="float">
            <text:p>14.711687552888</text:p>
          </table:table-cell>
          <table:table-cell office:value-type="float" office:value="2" calcext:value-type="float">
            <text:p>2</text:p>
          </table:table-cell>
          <table:table-cell office:value-type="float" office:value="0.07322" calcext:value-type="float">
            <text:p>0.07322</text:p>
          </table:table-cell>
          <table:table-cell office:value-type="float" office:value="31.2459690570831" calcext:value-type="float">
            <text:p>31.2459690570831</text:p>
          </table:table-cell>
        </table:table-row>
        <table:table-row table:style-name="ro1">
          <table:table-cell office:value-type="string" calcext:value-type="string">
            <text:p>20210406-152300</text:p>
          </table:table-cell>
          <table:table-cell office:value-type="float" office:value="86.7" calcext:value-type="float">
            <text:p>86.7</text:p>
          </table:table-cell>
          <table:table-cell office:value-type="float" office:value="0.9" calcext:value-type="float">
            <text:p>0.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743</text:p>
          </table:table-cell>
          <table:table-cell office:value-type="float" office:value="13.993656201577" calcext:value-type="float">
            <text:p>13.993656201577</text:p>
          </table:table-cell>
          <table:table-cell office:value-type="float" office:value="12" calcext:value-type="float">
            <text:p>12</text:p>
          </table:table-cell>
          <table:table-cell office:value-type="float" office:value="0.089799" calcext:value-type="float">
            <text:p>0.089799</text:p>
          </table:table-cell>
          <table:table-cell office:value-type="float" office:value="31.7010037899017" calcext:value-type="float">
            <text:p>31.7010037899017</text:p>
          </table:table-cell>
        </table:table-row>
        <table:table-row table:style-name="ro1">
          <table:table-cell office:value-type="string" calcext:value-type="string">
            <text:p>20210406-1523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845</text:p>
          </table:table-cell>
          <table:table-cell office:value-type="float" office:value="13.957144648382" calcext:value-type="float">
            <text:p>13.957144648382</text:p>
          </table:table-cell>
          <table:table-cell office:value-type="float" office:value="1222" calcext:value-type="float">
            <text:p>1222</text:p>
          </table:table-cell>
          <table:table-cell office:value-type="float" office:value="0.164708" calcext:value-type="float">
            <text:p>0.164708</text:p>
          </table:table-cell>
          <table:table-cell office:value-type="float" office:value="32.1669132709503" calcext:value-type="float">
            <text:p>32.1669132709503</text:p>
          </table:table-cell>
        </table:table-row>
        <table:table-row table:style-name="ro1">
          <table:table-cell office:value-type="string" calcext:value-type="string">
            <text:p>20210406-152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2947</text:p>
          </table:table-cell>
          <table:table-cell office:value-type="float" office:value="14.538675270438" calcext:value-type="float">
            <text:p>14.538675270438</text:p>
          </table:table-cell>
          <table:table-cell office:value-type="float" office:value="22" calcext:value-type="float">
            <text:p>22</text:p>
          </table:table-cell>
          <table:table-cell office:value-type="float" office:value="0.073015" calcext:value-type="float">
            <text:p>0.073015</text:p>
          </table:table-cell>
          <table:table-cell office:value-type="float" office:value="30.8634083271027" calcext:value-type="float">
            <text:p>30.8634083271027</text:p>
          </table:table-cell>
        </table:table-row>
        <table:table-row table:style-name="ro1">
          <table:table-cell office:value-type="string" calcext:value-type="string">
            <text:p>20210406-152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3048</text:p>
          </table:table-cell>
          <table:table-cell office:value-type="float" office:value="14.45363978258" calcext:value-type="float">
            <text:p>14.45363978258</text:p>
          </table:table-cell>
          <table:table-cell office:value-type="float" office:value="19" calcext:value-type="float">
            <text:p>19</text:p>
          </table:table-cell>
          <table:table-cell office:value-type="float" office:value="0.09045" calcext:value-type="float">
            <text:p>0.09045</text:p>
          </table:table-cell>
          <table:table-cell office:value-type="float" office:value="30.5887687206268" calcext:value-type="float">
            <text:p>30.5887687206268</text:p>
          </table:table-cell>
        </table:table-row>
        <table:table-row table:style-name="ro1">
          <table:table-cell office:value-type="string" calcext:value-type="string">
            <text:p>20210406-152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53149</text:p>
          </table:table-cell>
          <table:table-cell office:value-type="float" office:value="14.879040605198" calcext:value-type="float">
            <text:p>14.879040605198</text:p>
          </table:table-cell>
          <table:table-cell office:value-type="float" office:value="648" calcext:value-type="float">
            <text:p>648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32.064683675766" calcext:value-type="float">
            <text:p>32.064683675766</text:p>
          </table:table-cell>
        </table:table-row>
        <table:table-row table:style-name="ro1">
          <table:table-cell office:value-type="string" calcext:value-type="string">
            <text:p>20210406-152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3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43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48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54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35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04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42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4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52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458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03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09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1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6.7" calcext:value-type="float">
            <text:p>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2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3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3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41</text:p>
          </table:table-cell>
          <table:table-cell office:value-type="float" office:value="68.8" calcext:value-type="float">
            <text:p>68.8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4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5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557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0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08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1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2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2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3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4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45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5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656</text:p>
          </table:table-cell>
          <table:table-cell office:value-type="float" office:value="106.7" calcext:value-type="float">
            <text:p>106.7</text:p>
          </table:table-cell>
          <table:table-cell office:value-type="float" office:value="1.2" calcext:value-type="float">
            <text:p>1.2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01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0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1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1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2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3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3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44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49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754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0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05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10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2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3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4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5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859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04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09</text:p>
          </table:table-cell>
          <table:table-cell office:value-type="float" office:value="106.7" calcext:value-type="float">
            <text:p>106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15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2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3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3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4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4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5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2957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0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08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13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1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2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3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3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4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4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5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05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0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07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12</text:p>
          </table:table-cell>
          <table:table-cell office:value-type="float" office:value="87.5" calcext:value-type="float">
            <text:p>87.5</text:p>
          </table:table-cell>
          <table:table-cell office:value-type="float" office:value="1.2" calcext:value-type="float">
            <text:p>1.2</text:p>
          </table:table-cell>
          <table:table-cell office:value-type="float" office:value="66.7" calcext:value-type="float">
            <text:p>6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18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2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2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3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3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4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5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155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00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73.3" calcext:value-type="float">
            <text:p>73.3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06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11</text:p>
          </table:table-cell>
          <table:table-cell office:value-type="float" office:value="93.3" calcext:value-type="float">
            <text:p>93.3</text:p>
          </table:table-cell>
          <table:table-cell office:value-type="float" office:value="1.2" calcext:value-type="float">
            <text:p>1.2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17</text:p>
          </table:table-cell>
          <table:table-cell office:value-type="float" office:value="86.7" calcext:value-type="float">
            <text:p>86.7</text:p>
          </table:table-cell>
          <table:table-cell office:value-type="float" office:value="1.2" calcext:value-type="float">
            <text:p>1.2</text:p>
          </table:table-cell>
          <table:table-cell office:value-type="float" office:value="86.7" calcext:value-type="float">
            <text:p>86.7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2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3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3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4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5324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7:34:21.503802932</meta:creation-date>
    <dc:date>2021-04-06T17:41:46.991200216</dc:date>
    <meta:editing-duration>PT7M25S</meta:editing-duration>
    <meta:editing-cycles>2</meta:editing-cycles>
    <meta:generator>LibreOffice/6.0.7.3$Linux_X86_64 LibreOffice_project/00m0$Build-3</meta:generator>
    <meta:document-statistic meta:table-count="1" meta:cell-count="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33cm" svg:height="9.138cm" xlink:href=".." xlink:type="simple" chart:class="chart:bar" chart:style-name="ch1">
        <chart:legend chart:legend-position="end" svg:x="16.225cm" svg:y="3.523cm" style:legend-expansion="high" chart:style-name="ch2"/>
        <chart:plot-area chart:style-name="ch3" table:cell-range-address="Sheet1.A1:Sheet1.E117" chart:data-source-has-labels="both" svg:x="1.369cm" svg:y="0.182cm" svg:width="14.498cm" svg:height="7.793cm">
          <chartooo:coordinate-region svg:x="2.699cm" svg:y="0.182cm" svg:width="12.42cm" svg:height="5.155cm"/>
          <chart:axis chart:dimension="x" chart:name="primary-x" chart:style-name="ch4" chartooo:axis-type="auto">
            <chartooo:date-scale/>
            <chart:title svg:x="7.767cm" svg:y="8.157cm" chart:style-name="ch5">
              <text:p>Timestamp</text:p>
            </chart:title>
            <chart:categories table:cell-range-address="Sheet1.A2:Sheet1.A117"/>
          </chart:axis>
          <chart:axis chart:dimension="y" chart:name="primary-y" chart:style-name="ch6">
            <chart:title svg:x="0.451cm" svg:y="5.498cm" chart:style-name="ch7">
              <text:p>Percent (cpu/mem)</text:p>
            </chart:title>
            <chart:grid chart:style-name="ch8" chart:class="major"/>
          </chart:axis>
          <chart:series chart:style-name="ch9" chart:values-cell-range-address="Sheet1.B2:Sheet1.B117" chart:label-cell-address="Sheet1.B1:Sheet1.B1" chart:class="chart:bar">
            <chart:data-point chart:repeated="116"/>
          </chart:series>
          <chart:series chart:style-name="ch10" chart:values-cell-range-address="Sheet1.C2:Sheet1.C117" chart:label-cell-address="Sheet1.C1:Sheet1.C1" chart:class="chart:bar">
            <chart:data-point chart:repeated="116"/>
          </chart:series>
          <chart:series chart:style-name="ch11" chart:values-cell-range-address="Sheet1.D2:Sheet1.D117" chart:label-cell-address="Sheet1.D1:Sheet1.D1" chart:class="chart:bar">
            <chart:data-point chart:repeated="116"/>
          </chart:series>
          <chart:series chart:style-name="ch12" chart:values-cell-range-address="Sheet1.E2:Sheet1.E117" chart:label-cell-address="Sheet1.E1:Sheet1.E1" chart:class="chart:bar">
            <chart:data-point chart:repeated="1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52234</text:p>
                <draw:g>
                  <svg:desc>Sheet1.A2:Sheet1.A117</svg:desc>
                </draw:g>
              </table:table-cell>
              <table:table-cell office:value-type="float" office:value="0">
                <text:p>0</text:p>
                <draw:g>
                  <svg:desc>Sheet1.B2:Sheet1.B117</svg:desc>
                </draw:g>
              </table:table-cell>
              <table:table-cell office:value-type="float" office:value="0.9">
                <text:p>0.9</text:p>
                <draw:g>
                  <svg:desc>Sheet1.C2:Sheet1.C117</svg:desc>
                </draw:g>
              </table:table-cell>
              <table:table-cell office:value-type="float" office:value="0">
                <text:p>0</text:p>
                <draw:g>
                  <svg:desc>Sheet1.D2:Sheet1.D117</svg:desc>
                </draw:g>
              </table:table-cell>
              <table:table-cell office:value-type="float" office:value="0.9">
                <text:p>0.9</text:p>
                <draw:g>
                  <svg:desc>Sheet1.E2:Sheet1.E117</svg:desc>
                </draw:g>
              </table:table-cell>
            </table:table-row>
            <table:table-row>
              <table:table-cell office:value-type="string">
                <text:p>20210406-152239</text:p>
              </table:table-cell>
              <table:table-cell office:value-type="float" office:value="81.2">
                <text:p>81.2</text:p>
              </table:table-cell>
              <table:table-cell office:value-type="float" office:value="0.9">
                <text:p>0.9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52244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250</text:p>
              </table:table-cell>
              <table:table-cell office:value-type="float" office:value="93.3">
                <text:p>9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255</text:p>
              </table:table-cell>
              <table:table-cell office:value-type="float" office:value="75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00</text:p>
              </table:table-cell>
              <table:table-cell office:value-type="float" office:value="86.7">
                <text:p>86.7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0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3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43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48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54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35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04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42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4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52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458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52503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09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1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1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6.7">
                <text:p>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2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3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3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41</text:p>
              </table:table-cell>
              <table:table-cell office:value-type="float" office:value="68.8">
                <text:p>68.8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4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51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557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0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08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1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1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2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2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3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4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45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5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656</text:p>
              </table:table-cell>
              <table:table-cell office:value-type="float" office:value="106.7">
                <text:p>106.7</text:p>
              </table:table-cell>
              <table:table-cell office:value-type="float" office:value="1.2">
                <text:p>1.2</text:p>
              </table:table-cell>
              <table:table-cell office:value-type="float" office:value="81.2">
                <text:p>8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01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0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1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1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2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2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3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3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44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49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754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0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05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10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1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2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2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3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3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4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48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5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859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04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09</text:p>
              </table:table-cell>
              <table:table-cell office:value-type="float" office:value="106.7">
                <text:p>106.7</text:p>
              </table:table-cell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15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2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2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3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3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4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4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5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2957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0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08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5">
                <text:p>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13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1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2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3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35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40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4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51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05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0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07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12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  <table:table-cell office:value-type="float" office:value="66.7">
                <text:p>6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18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2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2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3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3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4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5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155</text:p>
              </table:table-cell>
              <table:table-cell office:value-type="float" office:value="80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00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73.3">
                <text:p>7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06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11</text:p>
              </table:table-cell>
              <table:table-cell office:value-type="float" office:value="93.3">
                <text:p>93.3</text:p>
              </table:table-cell>
              <table:table-cell office:value-type="float" office:value="1.2">
                <text:p>1.2</text:p>
              </table:table-cell>
              <table:table-cell office:value-type="float" office:value="81.2">
                <text:p>8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10406-153217</text:p>
              </table:table-cell>
              <table:table-cell office:value-type="float" office:value="86.7">
                <text:p>86.7</text:p>
              </table:table-cell>
              <table:table-cell office:value-type="float" office:value="1.2">
                <text:p>1.2</text:p>
              </table:table-cell>
              <table:table-cell office:value-type="float" office:value="86.7">
                <text:p>86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2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2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3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3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4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210406-15324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4.201cm" style:legend-expansion="high" chart:style-name="ch2"/>
        <chart:plot-area chart:style-name="ch3" table:cell-range-address="Sheet1.H1:Sheet1.I11" chart:data-source-has-labels="both" svg:x="1.331cm" svg:y="0.18cm" svg:width="11.901cm" svg:height="7.659cm">
          <chartooo:coordinate-region svg:x="2.845cm" svg:y="0.18cm" svg:width="10.387cm" svg:height="5.021cm"/>
          <chart:axis chart:dimension="x" chart:name="primary-x" chart:style-name="ch4" chartooo:axis-type="auto">
            <chartooo:date-scale/>
            <chart:title svg:x="6.43cm" svg:y="8.019cm" chart:style-name="ch5">
              <text:p>Timestamp</text:p>
            </chart:title>
            <chart:categories table:cell-range-address="Sheet1.H2:Sheet1.H11"/>
          </chart:axis>
          <chart:axis chart:dimension="y" chart:name="primary-y" chart:style-name="ch6">
            <chart:title svg:x="0.451cm" svg:y="5.429cm" chart:style-name="ch7">
              <text:p>Percent (cpu/mem)</text:p>
            </chart:title>
            <chart:grid chart:style-name="ch8" chart:class="major"/>
          </chart:axis>
          <chart:series chart:style-name="ch9" chart:values-cell-range-address="Sheet1.I2:Sheet1.I11" chart:label-cell-address="Sheet1.I1:Sheet1.I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52235</text:p>
                <draw:g>
                  <svg:desc>Sheet1.H2:Sheet1.H11</svg:desc>
                </draw:g>
              </table:table-cell>
              <table:table-cell office:value-type="float" office:value="14.880861549285">
                <text:p>14.880861549285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6-152336</text:p>
              </table:table-cell>
              <table:table-cell office:value-type="float" office:value="13.060508994417">
                <text:p>13.060508994417</text:p>
              </table:table-cell>
            </table:table-row>
            <table:table-row>
              <table:table-cell office:value-type="string">
                <text:p>20210406-152438</text:p>
              </table:table-cell>
              <table:table-cell office:value-type="float" office:value="14.711330045577">
                <text:p>14.711330045577</text:p>
              </table:table-cell>
            </table:table-row>
            <table:table-row>
              <table:table-cell office:value-type="string">
                <text:p>20210406-152540</text:p>
              </table:table-cell>
              <table:table-cell office:value-type="float" office:value="14.600799300067">
                <text:p>14.600799300067</text:p>
              </table:table-cell>
            </table:table-row>
            <table:table-row>
              <table:table-cell office:value-type="string">
                <text:p>20210406-152642</text:p>
              </table:table-cell>
              <table:table-cell office:value-type="float" office:value="14.711687552888">
                <text:p>14.711687552888</text:p>
              </table:table-cell>
            </table:table-row>
            <table:table-row>
              <table:table-cell office:value-type="string">
                <text:p>20210406-152743</text:p>
              </table:table-cell>
              <table:table-cell office:value-type="float" office:value="13.993656201577">
                <text:p>13.993656201577</text:p>
              </table:table-cell>
            </table:table-row>
            <table:table-row>
              <table:table-cell office:value-type="string">
                <text:p>20210406-152845</text:p>
              </table:table-cell>
              <table:table-cell office:value-type="float" office:value="13.957144648382">
                <text:p>13.957144648382</text:p>
              </table:table-cell>
            </table:table-row>
            <table:table-row>
              <table:table-cell office:value-type="string">
                <text:p>20210406-152947</text:p>
              </table:table-cell>
              <table:table-cell office:value-type="float" office:value="14.538675270438">
                <text:p>14.538675270438</text:p>
              </table:table-cell>
            </table:table-row>
            <table:table-row>
              <table:table-cell office:value-type="string">
                <text:p>20210406-153048</text:p>
              </table:table-cell>
              <table:table-cell office:value-type="float" office:value="14.45363978258">
                <text:p>14.45363978258</text:p>
              </table:table-cell>
            </table:table-row>
            <table:table-row>
              <table:table-cell office:value-type="string">
                <text:p>20210406-153149</text:p>
              </table:table-cell>
              <table:table-cell office:value-type="float" office:value="14.879040605198">
                <text:p>14.879040605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